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98in"/>
    </style:style>
    <style:style style:name="co2" style:family="table-column">
      <style:table-column-properties fo:break-before="auto" style:column-width="2.50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872in"/>
    </style:style>
    <style:style style:name="co5" style:family="table-column">
      <style:table-column-properties fo:break-before="auto" style:column-width="8.9043in"/>
    </style:style>
    <style:style style:name="co6" style:family="table-column">
      <style:table-column-properties fo:break-before="auto" style:column-width="5.5764in"/>
    </style:style>
    <style:style style:name="co7" style:family="table-column">
      <style:table-column-properties fo:break-before="auto" style:column-width="4.7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d428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d428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428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35in 0.0035in 0.0035in"/>
      <style:paragraph-properties fo:text-align="center" fo:margin-left="0in"/>
    </style:style>
    <style:style style:name="ce15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3" table:number-columns-repeated="16377"/>
        <table:table-row table:style-name="ro1">
          <table:table-cell table:style-name="ce4" office:value-type="string" calcext:value-type="string">
            <text:p>ALL</text:p>
          </table:table-cell>
          <table:table-cell table:style-name="ce7" table:formula="of:=COUNTA([.A:.A])-1" office:value-type="float" office:value="318" calcext:value-type="float">
            <text:p>318</text:p>
          </table:table-cell>
          <table:table-cell table:style-name="ce4" office:value-type="string" calcext:value-type="string">
            <text:p>Count</text:p>
          </table:table-cell>
          <table:table-cell table:number-columns-repeated="4"/>
          <table:table-cell table:style-name="ce6" table:number-columns-repeated="16377"/>
        </table:table-row>
        <table:table-row table:style-name="ro1">
          <table:table-cell table:style-name="ce5" office:value-type="string" calcext:value-type="string">
            <text:p>[#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35mm focal length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Account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Album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Album I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Album artis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Anniversary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Assistant's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Assistant's phon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Attachment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Attributes] =&gt; A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Audio track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Author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Auto summary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Availability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Availability statu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cc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cc address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eats-per-minut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illing informat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irthday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it depth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it rat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roadcast dat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usiness P.O. box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usiness addres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usiness city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usiness country/reg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usiness fax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usiness home pag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usiness phon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usiness postal cod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usiness state or provinc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usiness stree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By locat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allback numbe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amera make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amera model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ar phon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ategori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c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c address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ell phon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hannel numbe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hildre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ity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lassificat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lient I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losed captioning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lo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mment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mpany] =&gt; jasc2v8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mpany main phon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mplet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mposer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mputer] =&gt; JIM-PC (this PC)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nductor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nnect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ntact nam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ntains chapter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ntent compress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ntent creat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ntent statu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ntent typ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ntributing artist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ntributor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nversation I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pyright] =&gt; ©2025 jasc2v8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ountry/reg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Creator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ata rat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at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ate accessed] =&gt; 10/5/2025 5:30 PM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ate acquir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ate archiv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ate complet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ate created] =&gt; 10/5/2025 2:43 PM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ate last sav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ate modified] =&gt; 10/5/2025 2:42 PM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ate receiv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ate releas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ate sen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ate take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ate visit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epartmen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escript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evice category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imension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irector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isc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iscovery metho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ivis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ocument I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ue dat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Durat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-mail addres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-mail display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-mail lis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-mail2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-mail3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XIF vers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ncoded by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ncryption statu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nd dat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ntry typ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pisode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pisode numbe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ven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xposure bia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xposure program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Exposure ti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-stop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ile a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ile coun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ile description] =&gt; AutoHotkey Launcher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ile extension] =&gt; .exe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ile location] =&gt; D:\Software\DEV\Work\AHK2\Projects\AhkLauncher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ile ownership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ile version] =&gt; 0.0.0.1742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ilename] =&gt; AhkLauncher.exe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irst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lag colo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lag statu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lash mod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ocal length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older] =&gt; AhkLauncher (D:\Software\DEV\Work\AHK2\Projects)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older name] =&gt; AhkLauncher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rame heigh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rame rat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rame width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ree/busy statu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riendly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rom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rom address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Full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Gende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Genr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Given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Group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Has attachment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Has flag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Heigh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Hobbi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Home P.O. box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Home addres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Home city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Home country/reg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Home fax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Home phon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Home postal cod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Home state or provinc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Home stree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Horizontal resolut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IM address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ISO spe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Importanc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Incomplet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Initial key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Initial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Is attachmen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Is complet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Is delet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Is onlin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Is recurring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Item type] =&gt; Application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Job titl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Kind] =&gt; Program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abel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anguage] =&gt; English (United States)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ast change I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ast change author email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ast change author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ast change dat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ast change messag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ast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ast print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egal trademarks] =&gt; NONE™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ength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ens make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ens model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ight sourc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ink status] =&gt; Unresolved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ink targe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ocal compute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Locat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Mailing addres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Manufacture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Masters keyword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Max apertur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Media creat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Meeting statu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Metering mod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Middle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Mileag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Model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Moo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Name] =&gt; AhkLauncher.exe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Nick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ffice locat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ffline statu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ptional attendee address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ptional attende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rganizer addres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rganizer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rientat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ther P.O. box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ther addres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ther city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ther country/reg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ther postal cod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ther state or provinc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ther stree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Owner] =&gt; JIM-PC\Jim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.O. box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age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ag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air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arental rating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arental rating reas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art of a compilat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art of se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articipant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ath] =&gt; D:\Software\DEV\Work\AHK2\Projects\AhkLauncher\AhkLauncher.exe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eopl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erceived type] =&gt; Application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erio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ersonal titl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ostal cod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rimary e-mail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rimary phon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riority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roducer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roduct name] =&gt; AhkLauncher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roduct version] =&gt; 0.0.0.1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rofess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rogram descript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rogram mod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rogram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rojec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rotecte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Publishe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Rating] =&gt; Unrated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Read statu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Recording ti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Relevanc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Reminder ti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Required attendee address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Required attende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Reru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Resourc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AP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aturat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earch match kind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eason numbe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ender addres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ender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ensitivity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hared] =&gt; No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hared with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haring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haring status] =&gt; Not shared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haring typ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ize] =&gt; 1.37 MB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lid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nippet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ort album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ort album artis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ort compose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ort contributing artist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ort titl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ourc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pace free] =&gt; 847 GB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pace used] =&gt; ?9%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pherical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pouse/Partne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tart dat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tate or provinc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tation call sig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tation na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tatu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tereo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tor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tree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ubjec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ubject distanc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ubtitl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ubtitle track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ubtitl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uffix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ummary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Support link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TTY/TTD phon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Tag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Task owner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Task statu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Telex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Titl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To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To addresse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To do titl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Total bitrat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Total editing tim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Total file siz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Total size] =&gt; 931 GB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Type] =&gt; Application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URL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User web URL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Version statu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Vertical resolut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Video compress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Video orientation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Video track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Webpag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White balance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Width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Word count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Writers] =&gt;</text:p>
          </table:table-cell>
          <table:table-cell table:number-columns-repeated="6"/>
          <table:table-cell table:style-name="ce6" table:number-columns-repeated="16377"/>
        </table:table-row>
        <table:table-row table:style-name="ro1">
          <table:table-cell office:value-type="string" calcext:value-type="string">
            <text:p>[Year] =&gt;</text:p>
          </table:table-cell>
          <table:table-cell table:number-columns-repeated="6"/>
          <table:table-cell table:style-name="ce6" table:number-columns-repeated="16377"/>
        </table:table-row>
        <table:table-row table:style-name="ro1" table:number-rows-repeated="1048256">
          <table:table-cell table:number-columns-repeated="7"/>
          <table:table-cell table:style-name="ce6" table:number-columns-repeated="16377"/>
        </table:table-row>
        <table:table-row table:style-name="ro1">
          <table:table-cell table:number-columns-repeated="7"/>
          <table:table-cell table:style-name="ce6" table:number-columns-repeated="16377"/>
        </table:table-row>
      </table:table>
      <table:table table:name="FileGetExtProps" table:style-name="ta1">
        <table:table-column table:style-name="co4" table:default-cell-style-name="Default"/>
        <table:table-column table:style-name="co3" table:default-cell-style-name="ce13"/>
        <table:table-column table:style-name="co3" table:default-cell-style-name="Default"/>
        <table:table-column table:style-name="co5" table:default-cell-style-name="Default"/>
        <table:table-column table:style-name="co3" table:default-cell-style-name="ce13"/>
        <table:table-row table:style-name="ro2">
          <table:table-cell table:style-name="ce11" office:value-type="string" calcext:value-type="string">
            <text:p>FileGetExtProps.ahk</text:p>
          </table:table-cell>
          <table:table-cell table:style-name="ce12" office:value-type="string" calcext:value-type="string">
            <text:p>Count</text:p>
          </table:table-cell>
          <table:table-cell/>
          <table:table-cell table:style-name="ce11" office:value-type="string" calcext:value-type="string">
            <text:p>Template.ISS</text:p>
          </table:table-cell>
          <table:table-cell table:style-name="ce12" office:value-type="string" calcext:value-type="string">
            <text:p>Count</text:p>
          </table:table-cell>
        </table:table-row>
        <table:table-row table:style-name="ro2">
          <table:table-cell office:value-type="string" calcext:value-type="string">
            <text:p>Attributes, A</text:p>
          </table:table-cell>
          <table:table-cell table:number-columns-repeated="2"/>
          <table:table-cell office:value-type="string" calcext:value-type="string">
            <text:p>#define MyAppFilePath <text:s text:c="4"/>"%Path%"<text:tab/><text:tab/> <text:s text:c="11"/>; "X:\Dir\SubDir\MyCustomApp\MyCustomApp.exe"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mpany, jasc2v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define MyAppIconPath <text:s text:c="4"/>"%Icon_Path%"<text:tab/><text:tab/> <text:s text:c="7"/>; "X:\Dir\SubDir\MyCustomApp\MyCustomApp.ico"</text:p>
          </table:table-cell>
          <table:table-cell/>
        </table:table-row>
        <table:table-row table:style-name="ro2">
          <table:table-cell office:value-type="string" calcext:value-type="string">
            <text:p>Computer, JIM-PC (this PC)</text:p>
          </table:table-cell>
          <table:table-cell table:number-columns-repeated="2"/>
          <table:table-cell office:value-type="string" calcext:value-type="string">
            <text:p>#define MyAppName <text:s text:c="8"/>"%Filename%" <text:s text:c="11"/>; MyCustomApp.ex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pyright, ©2025 jasc2v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define MyAppNameNoExt <text:s text:c="3"/>"%FileName_NameNoExt%" <text:s/>; MyCustomApp</text:p>
          </table:table-cell>
          <table:table-cell/>
        </table:table-row>
        <table:table-row table:style-name="ro2">
          <table:table-cell office:value-type="string" calcext:value-type="string">
            <text:p>DateAccessed, 10/6/2025 5:24 AM</text:p>
          </table:table-cell>
          <table:table-cell table:number-columns-repeated="2"/>
          <table:table-cell office:value-type="string" calcext:value-type="string">
            <text:p>#define MyAppPublisher <text:s text:c="3"/>"%App_Publisher%" <text:s text:c="6"/>; My Company Name (Optionally used for start menu group folder)</text:p>
          </table:table-cell>
          <table:table-cell/>
        </table:table-row>
        <table:table-row table:style-name="ro2">
          <table:table-cell office:value-type="string" calcext:value-type="string">
            <text:p>DateCreated, 10/5/2025 2:43 PM</text:p>
          </table:table-cell>
          <table:table-cell table:number-columns-repeated="2"/>
          <table:table-cell office:value-type="string" calcext:value-type="string">
            <text:p>#define MyCompanyName <text:s text:c="4"/>"%Company%"<text:tab/><text:tab/> <text:s text:c="9"/>; My Company Inc.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ateModified, 10/5/2025 2:42 PM</text:p>
          </table:table-cell>
          <table:table-cell table:number-columns-repeated="2"/>
          <table:table-cell office:value-type="string" calcext:value-type="string">
            <text:p>#define MyFileDescription "%File description%" <text:s text:c="3"/>; My Custom Application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FileDescription, AutoHotkey Launch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define MyFileVersion <text:s text:c="4"/>"%File version%" <text:s text:c="7"/>; 1.0.0.0 (File Version of MyCustomApp.exe)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FileExtension, .exe</text:p>
          </table:table-cell>
          <table:table-cell table:number-columns-repeated="2"/>
          <table:table-cell office:value-type="string" calcext:value-type="string">
            <text:p>#define MyInternalName <text:s text:c="3"/>"%FileName_NameNoExt%" <text:s/>; Typically same as MyAppName NoExt</text:p>
          </table:table-cell>
          <table:table-cell/>
        </table:table-row>
        <table:table-row table:style-name="ro2">
          <table:table-cell office:value-type="string" calcext:value-type="string">
            <text:p>FileLocation, D:\Software\DEV\Work\AHK2\Projects\AhkLauncher</text:p>
          </table:table-cell>
          <table:table-cell table:number-columns-repeated="2"/>
          <table:table-cell office:value-type="string" calcext:value-type="string">
            <text:p>#define MyLanguage <text:s text:c="7"/>"%Language%" <text:s text:c="11"/>; Not used. Manually edit this scrip in the [Languages] section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FileVersion, 0.0.0.174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define MyLegalCopyright <text:s/>"%Copyright%" <text:s text:c="10"/>; Copyright ©2025<text:tab/>Not used, can be added to %MyFileDescription% or %MyAppPublisher%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Filename, AhkLauncher.ex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define MyLegalTrademark <text:s/>"%Legal trademarks%" <text:s text:c="3"/>; MY TRADEMARK™<text:tab/>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Folder, AhkLauncher (D:\Software\DEV\Work\AHK2\Projects)</text:p>
          </table:table-cell>
          <table:table-cell table:number-columns-repeated="2"/>
          <table:table-cell office:value-type="string" calcext:value-type="string">
            <text:p>#define MyInnoId <text:s text:c="9"/>"%Inno_Id%"<text:tab/><text:tab/><text:tab/><text:tab/><text:tab/><text:tab/> <text:s/>; "{{XXXXXXXX-XXXX-XXXX-XXXX-XXXXXXXXXXXX}}" (Installer setup exe, not MyApp.exe)</text:p>
          </table:table-cell>
          <table:table-cell/>
        </table:table-row>
        <table:table-row table:style-name="ro2">
          <table:table-cell office:value-type="string" calcext:value-type="string">
            <text:p>FolderName, AhkLauncher</text:p>
          </table:table-cell>
          <table:table-cell table:number-columns-repeated="2"/>
          <table:table-cell office:value-type="string" calcext:value-type="string">
            <text:p>#define MyOutputDir <text:s text:c="6"/>"%Output_Dir%"<text:tab/> <text:s text:c="7"/>; "X:\Dir\SubDir\MyApp"</text:p>
          </table:table-cell>
          <table:table-cell/>
        </table:table-row>
        <table:table-row table:style-name="ro2">
          <table:table-cell office:value-type="string" calcext:value-type="string">
            <text:p>ItemType, Application</text:p>
          </table:table-cell>
          <table:table-cell table:number-columns-repeated="2"/>
          <table:table-cell office:value-type="string" calcext:value-type="string">
            <text:p>#define MyProductName <text:s text:c="4"/>"%Product name%" <text:s text:c="7"/>; MyCustomApp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Kind, Program</text:p>
          </table:table-cell>
          <table:table-cell table:number-columns-repeated="2"/>
          <table:table-cell office:value-type="string" calcext:value-type="string">
            <text:p>#define MyProductVersion <text:s/>"%Product version%" <text:s text:c="4"/>; 1.0.0.0 (Product Version of Installer setup.exe, typicall same as File version)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anguage, English (United States)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4" table:formula="of:=COUNTA([.E2:.E17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egalTrademarks, NONE™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tatus, Unresolv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, AhkLauncher.ex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wner, JIM-PC\Ji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h, D:\Software\DEV\Work\AHK2\Projects\AhkLauncher\AhkLauncher.exe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ivedType,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ductName, AhkLaunche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ductVersion, 0.0.0.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ting, Unr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ared, 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aringStatus, Not shar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ze, 1.37 M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Free, 847 G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Used, ?9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Size, 931 G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e, Application</text:p>
          </table:table-cell>
          <table:table-cell table:style-name="ce14" table:formula="of:=COUNTA([.B2:.B33])" office:value-type="float" office:value="10" calcext:value-type="float">
            <text:p>10</text:p>
          </table:table-cell>
          <table:table-cell table:number-columns-repeated="3"/>
        </table:table-row>
        <table:table-row table:style-name="ro2" table:number-rows-repeated="10485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EST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5" table:default-cell-style-name="Default"/>
        <table:table-row table:style-name="ro2">
          <table:table-cell table:style-name="ce15" office:value-type="string" calcext:value-type="string">
            <text:p>Loop 200</text:p>
          </table:table-cell>
          <table:table-cell table:style-name="ce15" office:value-type="string" calcext:value-type="string">
            <text:p>While item count &lt; 33</text:p>
          </table:table-cell>
          <table:table-cell table:style-name="ce2"/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[Attributes] =&gt; A</text:p>
          </table:table-cell>
          <table:table-cell table:number-columns-repeated="3"/>
          <table:table-cell office:value-type="string" calcext:value-type="string">
            <text:p>#define MyAppFilePath <text:s text:c="4"/>"%Path%"<text:tab/><text:tab/> <text:s text:c="11"/>; "X:\Dir\SubDir\MyCustomApp\MyCustomApp.exe"</text:p>
          </table:table-cell>
        </table:table-row>
        <table:table-row table:style-name="ro2">
          <table:table-cell table:number-columns-repeated="2" office:value-type="string" calcext:value-type="string">
            <text:p>[Company] =&gt; jasc2v8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#define MyAppIconPath <text:s text:c="4"/>"%Icon_Path%"<text:tab/><text:tab/> <text:s text:c="7"/>; "X:\Dir\SubDir\MyCustomApp\MyCustomApp.ico"</text:p>
          </table:table-cell>
        </table:table-row>
        <table:table-row table:style-name="ro2">
          <table:table-cell table:number-columns-repeated="2" office:value-type="string" calcext:value-type="string">
            <text:p>[Computer] =&gt; JIM-PC (this PC)</text:p>
          </table:table-cell>
          <table:table-cell table:number-columns-repeated="3"/>
          <table:table-cell office:value-type="string" calcext:value-type="string">
            <text:p>#define MyAppName <text:s text:c="8"/>"%Filename%" <text:s text:c="11"/>; MyCustomApp.exe</text:p>
          </table:table-cell>
        </table:table-row>
        <table:table-row table:style-name="ro2">
          <table:table-cell table:number-columns-repeated="2" office:value-type="string" calcext:value-type="string">
            <text:p>[Copyright] =&gt; ©2025 jasc2v8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#define MyAppNameNoExt <text:s text:c="3"/>"%FileName_NameNoExt%" <text:s/>; MyCustomApp</text:p>
          </table:table-cell>
        </table:table-row>
        <table:table-row table:style-name="ro2">
          <table:table-cell table:number-columns-repeated="2" office:value-type="string" calcext:value-type="string">
            <text:p>[DateAccessed] =&gt; 10/5/2025 4:30 PM</text:p>
          </table:table-cell>
          <table:table-cell table:number-columns-repeated="3"/>
          <table:table-cell office:value-type="string" calcext:value-type="string">
            <text:p>#define MyAppPublisher <text:s text:c="3"/>"%App_Publisher%" <text:s text:c="6"/>; My Company Name (Optionally used for start menu group folder)</text:p>
          </table:table-cell>
        </table:table-row>
        <table:table-row table:style-name="ro2">
          <table:table-cell table:number-columns-repeated="2" office:value-type="string" calcext:value-type="string">
            <text:p>[DateCreated] =&gt; 10/5/2025 2:43 PM</text:p>
          </table:table-cell>
          <table:table-cell table:number-columns-repeated="3"/>
          <table:table-cell office:value-type="string" calcext:value-type="string">
            <text:p>#define MyCompanyName <text:s text:c="4"/>"%Company%"<text:tab/><text:tab/> <text:s text:c="9"/>; My Company Inc.</text:p>
          </table:table-cell>
        </table:table-row>
        <table:table-row table:style-name="ro2">
          <table:table-cell table:number-columns-repeated="2" office:value-type="string" calcext:value-type="string">
            <text:p>[DateModified] =&gt; 10/5/2025 2:42 PM</text:p>
          </table:table-cell>
          <table:table-cell table:number-columns-repeated="3"/>
          <table:table-cell office:value-type="string" calcext:value-type="string">
            <text:p>#define MyFileDescription "%File description%" <text:s text:c="3"/>; My Custom Application</text:p>
          </table:table-cell>
        </table:table-row>
        <table:table-row table:style-name="ro2">
          <table:table-cell table:number-columns-repeated="2" office:value-type="string" calcext:value-type="string">
            <text:p>[FileDescription] =&gt; AutoHotkey Launche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#define MyFileVersion <text:s text:c="4"/>"%File version%" <text:s text:c="7"/>; 1.0.0.0 (File Version of MyCustomApp.exe)</text:p>
          </table:table-cell>
        </table:table-row>
        <table:table-row table:style-name="ro2">
          <table:table-cell table:number-columns-repeated="2" office:value-type="string" calcext:value-type="string">
            <text:p>[FileExtension] =&gt; .exe</text:p>
          </table:table-cell>
          <table:table-cell table:number-columns-repeated="3"/>
          <table:table-cell office:value-type="string" calcext:value-type="string">
            <text:p>#define MyInternalName <text:s text:c="3"/>"%FileName_NameNoExt%" <text:s/>; Typically same as MyAppName NoExt</text:p>
          </table:table-cell>
        </table:table-row>
        <table:table-row table:style-name="ro2">
          <table:table-cell table:number-columns-repeated="2" office:value-type="string" calcext:value-type="string">
            <text:p>[FileLocation] =&gt; D:\Software\DEV\Work\AHK2\Projects\AhkLauncher</text:p>
          </table:table-cell>
          <table:table-cell table:number-columns-repeated="3"/>
          <table:table-cell office:value-type="string" calcext:value-type="string">
            <text:p>#define MyLanguage <text:s text:c="7"/>"%Language%" <text:s text:c="11"/>; Not used. Manually edit this scrip in the [Languages] section</text:p>
          </table:table-cell>
        </table:table-row>
        <table:table-row table:style-name="ro2">
          <table:table-cell table:number-columns-repeated="2" office:value-type="string" calcext:value-type="string">
            <text:p>[FileVersion] =&gt; 0.0.0.1742</text:p>
          </table:table-cell>
          <table:table-cell table:number-columns-repeated="3"/>
          <table:table-cell office:value-type="string" calcext:value-type="string">
            <text:p>#define MyLegalCopyright <text:s/>"%Copyright%" <text:s text:c="10"/>; Copyright ©2025<text:tab/>Not used, can be added to %MyFileDescription% or %MyAppPublisher%</text:p>
          </table:table-cell>
        </table:table-row>
        <table:table-row table:style-name="ro2">
          <table:table-cell table:number-columns-repeated="2" office:value-type="string" calcext:value-type="string">
            <text:p>[Filename] =&gt; AhkLauncher.exe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#define MyLegalTrademark <text:s/>"%Legal trademarks%" <text:s text:c="3"/>; MY TRADEMARK™<text:tab/></text:p>
          </table:table-cell>
        </table:table-row>
        <table:table-row table:style-name="ro2">
          <table:table-cell table:number-columns-repeated="2" office:value-type="string" calcext:value-type="string">
            <text:p>[Folder] =&gt; AhkLauncher (D:\Software\DEV\Work\AHK2\Projects)</text:p>
          </table:table-cell>
          <table:table-cell table:number-columns-repeated="3"/>
          <table:table-cell office:value-type="string" calcext:value-type="string">
            <text:p>#define MyInnoId <text:s text:c="9"/>"%Inno_Id%"<text:tab/><text:tab/><text:tab/><text:tab/><text:tab/><text:tab/> <text:s/>; "{{XXXXXXXX-XXXX-XXXX-XXXX-XXXXXXXXXXXX}}" (Installer setup exe, not MyApp.exe)</text:p>
          </table:table-cell>
        </table:table-row>
        <table:table-row table:style-name="ro2">
          <table:table-cell table:number-columns-repeated="2" office:value-type="string" calcext:value-type="string">
            <text:p>[FolderName] =&gt; AhkLauncher</text:p>
          </table:table-cell>
          <table:table-cell table:number-columns-repeated="3"/>
          <table:table-cell office:value-type="string" calcext:value-type="string">
            <text:p>#define MyOutputDir <text:s text:c="6"/>"%Output_Dir%"<text:tab/> <text:s text:c="7"/>; "X:\Dir\SubDir\MyApp"</text:p>
          </table:table-cell>
        </table:table-row>
        <table:table-row table:style-name="ro2">
          <table:table-cell table:number-columns-repeated="2" office:value-type="string" calcext:value-type="string">
            <text:p>[ItemType] =&gt; Application</text:p>
          </table:table-cell>
          <table:table-cell table:number-columns-repeated="3"/>
          <table:table-cell office:value-type="string" calcext:value-type="string">
            <text:p>#define MyProductName <text:s text:c="4"/>"%Product name%" <text:s text:c="7"/>; MyCustomApp</text:p>
          </table:table-cell>
        </table:table-row>
        <table:table-row table:style-name="ro2">
          <table:table-cell table:number-columns-repeated="2" office:value-type="string" calcext:value-type="string">
            <text:p>[Kind] =&gt; Program</text:p>
          </table:table-cell>
          <table:table-cell table:number-columns-repeated="3"/>
          <table:table-cell office:value-type="string" calcext:value-type="string">
            <text:p>#define MyProductVersion <text:s/>"%Product version%" <text:s text:c="4"/>; 1.0.0.0 (Product Version of Installer setup.exe, typicall same as File version)</text:p>
          </table:table-cell>
        </table:table-row>
        <table:table-row table:style-name="ro2">
          <table:table-cell table:number-columns-repeated="2" office:value-type="string" calcext:value-type="string">
            <text:p>[Language] =&gt; English (United States)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Name] =&gt; AhkLauncher.exe</text:p>
          </table:table-cell>
          <table:table-cell office:value-type="string" calcext:value-type="string">
            <text:p>[LegalTrademarks] =&gt; NONE™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Owner] =&gt; JIM-PC\Jim</text:p>
          </table:table-cell>
          <table:table-cell office:value-type="string" calcext:value-type="string">
            <text:p>[LinkStatus] =&gt; Unresolv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Path] =&gt; D:\Software\DEV\Work\AHK2\Projects\AhkLauncher\AhkLauncher.exe</text:p>
          </table:table-cell>
          <table:table-cell office:value-type="string" calcext:value-type="string">
            <text:p>[Name] =&gt; AhkLauncher.ex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PerceivedType] =&gt; Application</text:p>
          </table:table-cell>
          <table:table-cell office:value-type="string" calcext:value-type="string">
            <text:p>[Owner] =&gt; JIM-PC\Ji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Rating] =&gt; Unrated</text:p>
          </table:table-cell>
          <table:table-cell office:value-type="string" calcext:value-type="string">
            <text:p>[Path] =&gt; D:\Software\DEV\Work\AHK2\Projects\AhkLauncher\AhkLauncher.exe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Shared] =&gt; No</text:p>
          </table:table-cell>
          <table:table-cell office:value-type="string" calcext:value-type="string">
            <text:p>[PerceivedType] =&gt;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Size] =&gt; 1.37 MB</text:p>
          </table:table-cell>
          <table:table-cell office:value-type="string" calcext:value-type="string">
            <text:p>[ProductName] =&gt; AhkLaunche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SpaceFree] =&gt; 847 GB</text:p>
          </table:table-cell>
          <table:table-cell office:value-type="string" calcext:value-type="string">
            <text:p>[ProductVersion] =&gt; 0.0.0.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TotalSize] =&gt; 931 GB</text:p>
          </table:table-cell>
          <table:table-cell office:value-type="string" calcext:value-type="string">
            <text:p>[Rating] =&gt; Unr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Type] =&gt; Application</text:p>
          </table:table-cell>
          <table:table-cell office:value-type="string" calcext:value-type="string">
            <text:p>[Shared] =&gt; 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[SharingStatus] =&gt; Not shar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[Size] =&gt; 1.37 MB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[SpaceFree] =&gt; 847 GB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[SpaceUsed] =&gt; ‎9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[TotalSize] =&gt; 931 GB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[Type] =&gt; Application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ublisher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[Attributes] =&gt; A</text:p>
          </table:table-cell>
          <table:table-cell office:value-type="string" calcext:value-type="string">
            <text:p>list: [Attributes] =&gt; A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[Company] =&gt; jasc2v8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[Computer] =&gt; JIM-PC (this PC)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[Copyright] =&gt; ©2025 jasc2v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DateAccessed] =&gt; 10/5/2025 4:30 PM</text:p>
          </table:table-cell>
          <table:table-cell office:value-type="string" calcext:value-type="string">
            <text:p>[Date accessed] =&gt; 10/5/2025 4:30 P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DateCreated] =&gt; 10/5/2025 2:43 PM</text:p>
          </table:table-cell>
          <table:table-cell office:value-type="string" calcext:value-type="string">
            <text:p>[Date created] =&gt; 10/5/2025 2:43 P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DateModified] =&gt; 10/5/2025 2:42 PM</text:p>
          </table:table-cell>
          <table:table-cell office:value-type="string" calcext:value-type="string">
            <text:p>[Date modified] =&gt; 10/5/2025 2:42 P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FileDescription] =&gt; AutoHotkey Launcher</text:p>
          </table:table-cell>
          <table:table-cell office:value-type="string" calcext:value-type="string">
            <text:p>[File description] =&gt; AutoHotkey Launc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FileExtension] =&gt; .exe</text:p>
          </table:table-cell>
          <table:table-cell office:value-type="string" calcext:value-type="string">
            <text:p>[File extension] =&gt; .ex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FileLocation] =&gt; D:\Software\DEV\Work\AHK2\Projects\AhkLauncher</text:p>
          </table:table-cell>
          <table:table-cell office:value-type="string" calcext:value-type="string">
            <text:p>[File location] =&gt; D:\Software\DEV\Work\AHK2\Projects\AhkLaunc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FileVersion] =&gt; 0.0.0.1742</text:p>
          </table:table-cell>
          <table:table-cell office:value-type="string" calcext:value-type="string">
            <text:p>[File version] =&gt; 0.0.0.1742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[Filename] =&gt; AhkLauncher.ex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[Folder] =&gt; AhkLauncher (D:\Software\DEV\Work\AHK2\Projec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FolderName] =&gt; AhkLauncher</text:p>
          </table:table-cell>
          <table:table-cell office:value-type="string" calcext:value-type="string">
            <text:p>[Folder name] =&gt; AhkLaunc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ItemType] =&gt; Application</text:p>
          </table:table-cell>
          <table:table-cell office:value-type="string" calcext:value-type="string">
            <text:p>[Item type] =&gt; Application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[Kind] =&gt; Program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[Language] =&gt; English (United State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LegalTrademarks] =&gt; NONE™</text:p>
          </table:table-cell>
          <table:table-cell office:value-type="string" calcext:value-type="string">
            <text:p>[Legal trademarks] =&gt; NONE™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LinkStatus] =&gt; Unresolved</text:p>
          </table:table-cell>
          <table:table-cell office:value-type="string" calcext:value-type="string">
            <text:p>[Link status] =&gt; Unresolved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[Name] =&gt; AhkLauncher.ex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[Owner] =&gt; JIM-PC\Jim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[Path] =&gt; D:\Software\DEV\Work\AHK2\Projects\AhkLauncher\AhkLauncher.ex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PerceivedType] =&gt; Application</text:p>
          </table:table-cell>
          <table:table-cell office:value-type="string" calcext:value-type="string">
            <text:p>[Perceived type] =&gt; Applic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ProductName] =&gt; AhkLauncher</text:p>
          </table:table-cell>
          <table:table-cell office:value-type="string" calcext:value-type="string">
            <text:p>[Product name] =&gt; AhkLaunc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ProductVersion] =&gt; 0.0.0.1</text:p>
          </table:table-cell>
          <table:table-cell office:value-type="string" calcext:value-type="string">
            <text:p>[Product version] =&gt; 0.0.0.1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[Rating] =&gt; Unrated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[Shared] =&gt; N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SharingStatus] =&gt; Not shared</text:p>
          </table:table-cell>
          <table:table-cell office:value-type="string" calcext:value-type="string">
            <text:p>[Sharing status] =&gt; Not shared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[Size] =&gt; 1.37 MB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SpaceFree] =&gt; 847 GB</text:p>
          </table:table-cell>
          <table:table-cell office:value-type="string" calcext:value-type="string">
            <text:p>[Space free] =&gt; 847 GB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SpaceUsed] =&gt; ‎9%</text:p>
          </table:table-cell>
          <table:table-cell office:value-type="string" calcext:value-type="string">
            <text:p>[Space used] =&gt; ‎9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[TotalSize] =&gt; 931 GB</text:p>
          </table:table-cell>
          <table:table-cell office:value-type="string" calcext:value-type="string">
            <text:p>[Total size] =&gt; 931 GB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 calcext:value-type="string">
            <text:p>[Type] =&gt; Application</text:p>
          </table:table-cell>
          <table:table-cell table:number-columns-repeated="3"/>
        </table:table-row>
        <table:table-row table:style-name="ro2" table:number-rows-repeated="104850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05:25:04.66825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7:02:01.251290600</meta:creation-date>
    <dc:date>2025-10-06T06:06:24.168722700</dc:date>
    <meta:editing-duration>PT1H29M5S</meta:editing-duration>
    <meta:editing-cycles>5</meta:editing-cycles>
    <meta:generator>LibreOffice/25.2.5.2$Windows_X86_64 LibreOffice_project/03d19516eb2e1dd5d4ccd751a0d6f35f35e08022</meta:generator>
    <meta:document-statistic meta:table-count="3" meta:cell-count="550" meta:object-count="0"/>
  </office:meta>
</office:document-meta>
</file>